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Block_20_Text">
      <style:text-properties officeooo:paragraph-rsid="00150d80"/>
    </style:style>
    <style:style style:name="P2" style:family="paragraph" style:parent-style-name="Block_20_Text" style:list-style-name="L1">
      <style:text-properties officeooo:paragraph-rsid="00150d80"/>
    </style:style>
    <style:style style:name="P3" style:family="paragraph" style:parent-style-name="Block_20_Text" style:list-style-name="L2">
      <style:text-properties officeooo:paragraph-rsid="00150d80"/>
    </style:style>
    <style:style style:name="P4" style:family="paragraph" style:parent-style-name="Standard" style:list-style-name="L2">
      <style:text-properties officeooo:rsid="00150d80" officeooo:paragraph-rsid="00150d80"/>
    </style:style>
    <style:style style:name="P5" style:family="paragraph" style:parent-style-name="Standard" style:list-style-name="WWNum1001"/>
    <style:style style:name="P6" style:family="paragraph" style:parent-style-name="Source_20_Code" style:list-style-name="WWNum1000"/>
    <style:style style:name="P7" style:family="paragraph">
      <loext:graphic-properties draw:fill="solid" draw:fill-color="#ffffff"/>
      <style:paragraph-properties fo:text-align="center"/>
    </style:style>
    <style:style style:name="P8" style:family="paragraph" style:parent-style-name="Compact" style:list-style-name="WWNum1002"/>
    <style:style style:name="P9" style:family="paragraph" style:parent-style-name="Compact" style:list-style-name="WWNum1003"/>
    <style:style style:name="P10" style:family="paragraph" style:parent-style-name="Compact" style:list-style-name="WWNum1004"/>
    <style:style style:name="P11" style:family="paragraph" style:parent-style-name="Compact" style:list-style-name="WWNum1005"/>
    <style:style style:name="P12" style:family="paragraph" style:parent-style-name="Compact" style:list-style-name="WWNum100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  <style:text-properties fo:font-family="OpenSymbol"/>
      </text:list-level-style-bullet>
    </text:list-style>
    <style:style style:name="gr1" style:family="graphic">
      <style:graphic-properties draw:stroke="solid" svg:stroke-width="0in" svg:stroke-color="#000000" draw:stroke-linejoin="round" svg:stroke-linecap="butt" draw:fill="solid" draw:fill-color="#ffffff" draw:textarea-horizontal-align="center" draw:textarea-vertical-align="top" draw:auto-grow-height="false" fo:wrap-option="wrap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X815dccd057ae584aab03b33f3408706877a0fbd"/>AKS Deployment Guide (Single UAMI, Azure CNI Overlay, Azure RBAC)</text:h>
      <text:p text:style-name="First_20_Paragraph">This guide provisions an AKS cluster using <text:span text:style-name="T1">one User-Assigned Managed Identity (UAMI)</text:span> for both the <text:span text:style-name="T1">control plane</text:span> and <text:span text:style-name="T1">kubelet</text:span>, attaches to a <text:span text:style-name="T1">BYO VNet</text:span> with <text:span text:style-name="T1">Azure CNI Overlay</text:span>, enables <text:span text:style-name="T1">Azure Monitor</text:span> (Log Analytics), and sets up access from a <text:span text:style-name="T1">jump server</text:span> using <text:span text:style-name="T1">kubelogin (snap)</text:span> in <text:span text:style-name="T1">MSI mode</text:span>. It also explains the <text:span text:style-name="T1">role model</text:span> (Control Plane vs. In-Cluster Azure RBAC) and how to grant access to <text:span text:style-name="T1">users</text:span>, <text:span text:style-name="T1">groups</text:span>, and <text:span text:style-name="T1">managed identities</text:span>.</text:p>
      <text:p text:style-name="P1"><text:span text:style-name="T1">Assumptions</text:span> </text:p>
      <text:list text:style-name="L1">
        <text:list-item>
          <text:p text:style-name="P2">Subscription/tenant are the same across resources. - Region is <text:span text:style-name="Verbatim_20_Char"><text:span text:style-name="T1">mexicocentral</text:span></text:span> (Azure location name).</text:p>
        </text:list-item>
      </text:list>
      <text:list text:style-name="L2">
        <text:list-item>
          <text:p text:style-name="P3">You already have a VNet + subnet you want to use. - You prefer <text:span text:style-name="T1">Azure RBAC</text:span> (not Kubernetes RBAC) for in-cluster authorization</text:p>
        </text:list-item>
        <text:list-item>
          <text:p text:style-name="P4">You already have an azure log analytics workspace in place</text:p>
        </text:list-item>
      </text:list>
      <text:h text:style-name="Heading_20_2" text:outline-level="2"><text:bookmark-start text:name="prerequisites"/>0) Prerequisites</text:h>
      <text:list xml:id="list2784540363" text:style-name="WWNum1001">
        <text:list-item>
          <text:p text:style-name="P5"><text:span text:style-name="T1">Azure CLI</text:span> logged in and set to your subscription:</text:p>
        </text:list-item>
      </text:list>
      <text:list text:style-name="WWNum1000">
        <text:list-item>
          <text:p text:style-name="P6"><text:span text:style-name="ExtensionTok">az</text:span><text:span text:style-name="NormalTok"> account show </text:span><text:span text:style-name="AttributeTok">--query</text:span><text:span text:style-name="NormalTok"> id </text:span><text:span text:style-name="AttributeTok">-o</text:span><text:span text:style-name="NormalTok"> tsv</text:span><text:line-break/><text:span text:style-name="ExtensionTok">az</text:span><text:span text:style-name="NormalTok"> account set </text:span><text:span text:style-name="AttributeTok">--subscription</text:span><text:span text:style-name="NormalTok"> </text:span><text:span text:style-name="StringTok">"&lt;SUBSCRIPTION_ID&gt;"</text:span></text:p>
        </text:list-item>
      </text:list>
      <text:list xml:id="list172509364269703" text:continue-list="list2784540363" text:style-name="WWNum1001">
        <text:list-item>
          <text:p text:style-name="P5">Permissions: <text:span text:style-name="T1">Owner</text:span> or <text:span text:style-name="T1">User Access Administrator</text:span> on the resource group/subscription where you will assign roles.</text:p>
        </text:list-item>
        <text:list-item>
          <text:p text:style-name="P5">Existing <text:span text:style-name="T1">Log Analytics Workspace</text:span> resource ID (example uses a DefaultWorkspace in <text:span text:style-name="Verbatim_20_Char">eastus</text:span>).</text:p>
        </text:list-item>
        <text:list-item>
          <text:p text:style-name="P5">VNet/Subnet exist and are delegated for AKS use.</text:p>
        </text:list-item>
      </text:list>
      <text:p text:style-name="Block_20_Text">If you hit vCPU quota errors during create, switch to a smaller SKU (e.g., <text:span text:style-name="Verbatim_20_Char">Standard_B2s</text:span>) or request quota for the family in <text:span text:style-name="T1">mexicocentral</text:span>.</text:p>
      <text:p text:style-name="Standard"><draw:rect text:anchor-type="as-char" style:rel-width="100%" draw:z-index="0" draw:style-name="gr1" draw:text-style-name="P7" svg:width="6.5004in" svg:height="0.0213in"><text:p/></draw:rect><text:bookmark-end text:name="prerequisites"/></text:p>
      <text:h text:style-name="Heading_20_2" text:outline-level="2"><text:bookmark-start text:name="variables"/>1) Variables</text:h>
      <text:p text:style-name="Source_20_Code"><text:span text:style-name="CommentTok"># ===== Subscription &amp; RG =====</text:span><text:line-break/><text:span text:style-name="VariableTok">SUB</text:span><text:span text:style-name="OperatorTok">=</text:span><text:span text:style-name="StringTok">"127e0926-0bc1-4bfd-950b-183b3343d759"</text:span><text:span text:style-name="NormalTok"> <text:s text:c="3"/></text:span><text:span text:style-name="CommentTok"># az account show --query id -o tsv</text:span><text:line-break/><text:soft-page-break/><text:span text:style-name="VariableTok">RG</text:span><text:span text:style-name="OperatorTok">=</text:span><text:span text:style-name="StringTok">"posada_pintoresca_mx"</text:span><text:line-break/><text:span text:style-name="VariableTok">AKS</text:span><text:span text:style-name="OperatorTok">=</text:span><text:span text:style-name="StringTok">"akstest"</text:span><text:line-break/><text:span text:style-name="VariableTok">REGION</text:span><text:span text:style-name="OperatorTok">=</text:span><text:span text:style-name="StringTok">"mexicocentral"</text:span><text:span text:style-name="NormalTok"> <text:s text:c="23"/></text:span><text:span text:style-name="CommentTok"># Azure location name (no space)</text:span><text:line-break/><text:line-break/><text:span text:style-name="CommentTok"># ===== Network (BYO VNet) =====</text:span><text:line-break/><text:span text:style-name="VariableTok">VNET_RG</text:span><text:span text:style-name="OperatorTok">=</text:span><text:span text:style-name="StringTok">"</text:span><text:span text:style-name="VariableTok">$RG</text:span><text:span text:style-name="StringTok">"</text:span><text:line-break/><text:span text:style-name="VariableTok">VNET_NAME</text:span><text:span text:style-name="OperatorTok">=</text:span><text:span text:style-name="StringTok">"posada_pintoresca_mx-vnet"</text:span><text:line-break/><text:span text:style-name="VariableTok">SUBNET_NAME</text:span><text:span text:style-name="OperatorTok">=</text:span><text:span text:style-name="StringTok">"default"</text:span><text:line-break/><text:span text:style-name="VariableTok">VNET_ID</text:span><text:span text:style-name="OperatorTok">=</text:span><text:span text:style-name="StringTok">"/subscriptions/</text:span><text:span text:style-name="VariableTok">$SUB</text:span><text:span text:style-name="StringTok">/resourceGroups/</text:span><text:span text:style-name="VariableTok">$VNET_RG</text:span><text:span text:style-name="StringTok">/providers/Microsoft.Network/virtualNetworks/</text:span><text:span text:style-name="VariableTok">$VNET_NAME</text:span><text:span text:style-name="StringTok">"</text:span><text:line-break/><text:span text:style-name="VariableTok">SUBNET_ID</text:span><text:span text:style-name="OperatorTok">=</text:span><text:span text:style-name="StringTok">"</text:span><text:span text:style-name="VariableTok">${VNET_ID}</text:span><text:span text:style-name="StringTok">/subnets/</text:span><text:span text:style-name="VariableTok">${SUBNET_NAME}</text:span><text:span text:style-name="StringTok">"</text:span><text:line-break/><text:line-break/><text:span text:style-name="CommentTok"># ===== Log Analytics =====</text:span><text:line-break/><text:span text:style-name="VariableTok">WORKSPACE_ID</text:span><text:span text:style-name="OperatorTok">=</text:span><text:span text:style-name="StringTok">"/subscriptions/127e0926-0bc1-4bfd-950b-183b3343d759/resourceGroups/DefaultResourceGroup-EUS/providers/Microsoft.OperationalInsights/workspaces/DefaultWorkspace-127e0926-0bc1-4bfd-950b-183b3343d759-EUS"</text:span><text:line-break/><text:line-break/><text:span text:style-name="CommentTok"># ===== Node size =====</text:span><text:line-break/><text:span text:style-name="VariableTok">SIZE</text:span><text:span text:style-name="OperatorTok">=</text:span><text:span text:style-name="StringTok">"Standard_D2ps_v6"</text:span><text:span text:style-name="NormalTok"> <text:s text:c="24"/></text:span><text:span text:style-name="CommentTok"># change if quota issues; e.g., Standard_B2s</text:span></text:p>
      <text:p text:style-name="Standard"><draw:rect text:anchor-type="as-char" style:rel-width="100%" draw:z-index="1" draw:style-name="gr1" draw:text-style-name="P7" svg:width="6.5004in" svg:height="0.0213in"><text:p/></draw:rect><text:bookmark-end text:name="variables"/></text:p>
      <text:h text:style-name="Heading_20_2" text:outline-level="2"><text:bookmark-start text:name="X55799261c78da3cd97fd29ba725ac2777bcb117"/>2) Create ONE User-Assigned Managed Identity (UAMI)</text:h>
      <text:p text:style-name="Source_20_Code"><text:span text:style-name="ExtensionTok">az</text:span><text:span text:style-name="NormalTok"> identity create </text:span><text:span text:style-name="AttributeTok">-g</text:span><text:span text:style-name="NormalTok"> </text:span><text:span text:style-name="StringTok">"</text:span><text:span text:style-name="VariableTok">$RG</text:span><text:span text:style-name="StringTok">"</text:span><text:span text:style-name="NormalTok"> </text:span><text:span text:style-name="AttributeTok">-n</text:span><text:span text:style-name="NormalTok"> </text:span><text:span text:style-name="StringTok">"aks_test_02-uami"</text:span><text:span text:style-name="NormalTok"> </text:span><text:span text:style-name="AttributeTok">-l</text:span><text:span text:style-name="NormalTok"> </text:span><text:span text:style-name="StringTok">"</text:span><text:span text:style-name="VariableTok">$REGION</text:span><text:span text:style-name="StringTok">"</text:span><text:line-break/><text:span text:style-name="VariableTok">UAI_ID</text:span><text:span text:style-name="OperatorTok">=</text:span><text:span text:style-name="VariableTok">$(</text:span><text:span text:style-name="ExtensionTok">az</text:span><text:span text:style-name="NormalTok"> identity show </text:span><text:span text:style-name="AttributeTok">-g</text:span><text:span text:style-name="NormalTok"> </text:span><text:span text:style-name="StringTok">"</text:span><text:span text:style-name="VariableTok">$RG</text:span><text:span text:style-name="StringTok">"</text:span><text:span text:style-name="NormalTok"> </text:span><text:span text:style-name="AttributeTok">-n</text:span><text:span text:style-name="NormalTok"> </text:span><text:span text:style-name="StringTok">"aks_test_02-uami"</text:span><text:span text:style-name="NormalTok"> </text:span><text:span text:style-name="AttributeTok">--query</text:span><text:span text:style-name="NormalTok"> id </text:span><text:span text:style-name="AttributeTok">-o</text:span><text:span text:style-name="NormalTok"> tsv</text:span><text:span text:style-name="VariableTok">)</text:span><text:line-break/><text:span text:style-name="VariableTok">UAI_PID</text:span><text:span text:style-name="OperatorTok">=</text:span><text:span text:style-name="VariableTok">$(</text:span><text:span text:style-name="ExtensionTok">az</text:span><text:span text:style-name="NormalTok"> identity show </text:span><text:span text:style-name="AttributeTok">-g</text:span><text:span text:style-name="NormalTok"> </text:span><text:span text:style-name="StringTok">"</text:span><text:span text:style-name="VariableTok">$RG</text:span><text:span text:style-name="StringTok">"</text:span><text:span text:style-name="NormalTok"> </text:span><text:span text:style-name="AttributeTok">-n</text:span><text:span text:style-name="NormalTok"> </text:span><text:span text:style-name="StringTok">"aks_test_02-uami"</text:span><text:span text:style-name="NormalTok"> </text:span><text:span text:style-name="AttributeTok">--query</text:span><text:span text:style-name="NormalTok"> principalId </text:span><text:span text:style-name="AttributeTok">-o</text:span><text:span text:style-name="NormalTok"> tsv</text:span><text:span text:style-name="VariableTok">)</text:span></text:p>
      <text:p text:style-name="First_20_Paragraph">Grant <text:span text:style-name="T1">Network Contributor</text:span> to the UAMI on the <text:span text:style-name="T1">node subnet</text:span> (required for kubelet operations with BYO VNet):</text:p>
      <text:p text:style-name="Source_20_Code"><text:span text:style-name="ExtensionTok">az</text:span><text:span text:style-name="NormalTok"> role assignment create </text:span><text:span text:style-name="DataTypeTok">\</text:span><text:line-break/><text:span text:style-name="NormalTok"> <text:s/></text:span><text:span text:style-name="AttributeTok">--assignee-object-id</text:span><text:span text:style-name="NormalTok"> </text:span><text:span text:style-name="StringTok">"</text:span><text:span text:style-name="VariableTok">$UAI_PID</text:span><text:span text:style-name="StringTok">"</text:span><text:span text:style-name="NormalTok"> </text:span><text:span text:style-name="AttributeTok">--assignee-principal-type</text:span><text:span text:style-name="NormalTok"> ServicePrincipal </text:span><text:span text:style-name="DataTypeTok">\</text:span><text:line-break/><text:span text:style-name="NormalTok"> <text:s/></text:span><text:span text:style-name="AttributeTok">--role</text:span><text:span text:style-name="NormalTok"> </text:span><text:span text:style-name="StringTok">"Network Contributor"</text:span><text:span text:style-name="NormalTok"> </text:span><text:span text:style-name="AttributeTok">--scope</text:span><text:span text:style-name="NormalTok"> </text:span><text:span text:style-name="StringTok">"</text:span><text:span text:style-name="VariableTok">$SUBNET_ID</text:span><text:span text:style-name="StringTok">"</text:span></text:p>
      <text:p text:style-name="Block_20_Text">If you pull images from an ACR, also grant <text:span text:style-name="T1">AcrPull</text:span> to the UAMI on the ACR scope.</text:p>
      <text:p text:style-name="Standard"><draw:rect text:anchor-type="as-char" style:rel-width="100%" draw:z-index="2" draw:style-name="gr1" draw:text-style-name="P7" svg:width="6.5004in" svg:height="0.0213in"><text:p/></draw:rect><text:bookmark-end text:name="X55799261c78da3cd97fd29ba725ac2777bcb117"/></text:p>
      <text:h text:style-name="Heading_20_2" text:outline-level="2"><text:bookmark-start text:name="X625496a7c5fef6e8b927aa9002c2710ab41960b"/><text:soft-page-break/>3) Create the AKS Cluster (Azure CNI Overlay, BYO VNet, Single UAMI)</text:h>
      <text:p text:style-name="Block_20_Text"><text:span text:style-name="T1">Network policy</text:span>: leave unspecified to keep <text:span text:style-name="T1">none</text:span> (default).<text:line-break/><text:span text:style-name="T1">SSH keys</text:span>: use <text:span text:style-name="Verbatim_20_Char">--generate-ssh-keys</text:span> to auto-create if missing.</text:p>
      <text:h text:style-name="Heading_20_3" text:outline-level="3"><text:bookmark-start text:name="X3c93d6c665f79ab175c5dc680157a04df65e2ee"/>3A) Baseline (Managed Identity, Azure Monitor)</text:h>
      <text:p text:style-name="Source_20_Code"><text:span text:style-name="ExtensionTok">az</text:span><text:span text:style-name="NormalTok"> aks create </text:span><text:span text:style-name="AttributeTok">-g</text:span><text:span text:style-name="NormalTok"> </text:span><text:span text:style-name="StringTok">"</text:span><text:span text:style-name="VariableTok">$RG</text:span><text:span text:style-name="StringTok">"</text:span><text:span text:style-name="NormalTok"> </text:span><text:span text:style-name="AttributeTok">-n</text:span><text:span text:style-name="NormalTok"> </text:span><text:span text:style-name="StringTok">"</text:span><text:span text:style-name="VariableTok">$AKS</text:span><text:span text:style-name="StringTok">"</text:span><text:span text:style-name="NormalTok"> </text:span><text:span text:style-name="AttributeTok">-l</text:span><text:span text:style-name="NormalTok"> </text:span><text:span text:style-name="StringTok">"</text:span><text:span text:style-name="VariableTok">$REGION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enable-managed-identity</text:span><text:span text:style-name="NormalTok"> </text:span><text:span text:style-name="DataTypeTok">\</text:span><text:line-break/><text:span text:style-name="NormalTok"> <text:s/></text:span><text:span text:style-name="AttributeTok">--assign-identity</text:span><text:span text:style-name="NormalTok"> </text:span><text:span text:style-name="StringTok">"</text:span><text:span text:style-name="VariableTok">$UAI_ID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assign-kubelet-identity</text:span><text:span text:style-name="NormalTok"> </text:span><text:span text:style-name="StringTok">"</text:span><text:span text:style-name="VariableTok">$UAI_ID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network-plugin</text:span><text:span text:style-name="NormalTok"> azure </text:span><text:span text:style-name="DataTypeTok">\</text:span><text:line-break/><text:span text:style-name="NormalTok"> <text:s/></text:span><text:span text:style-name="AttributeTok">--network-plugin-mode</text:span><text:span text:style-name="NormalTok"> overlay </text:span><text:span text:style-name="DataTypeTok">\</text:span><text:line-break/><text:span text:style-name="NormalTok"> <text:s/></text:span><text:span text:style-name="AttributeTok">--pod-cidr</text:span><text:span text:style-name="NormalTok"> 10.240.0.0/16 </text:span><text:span text:style-name="DataTypeTok">\</text:span><text:line-break/><text:span text:style-name="NormalTok"> <text:s/></text:span><text:span text:style-name="AttributeTok">--vnet-subnet-id</text:span><text:span text:style-name="NormalTok"> </text:span><text:span text:style-name="StringTok">"</text:span><text:span text:style-name="VariableTok">$SUBNET_ID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vm-set-type</text:span><text:span text:style-name="NormalTok"> VirtualMachines </text:span><text:span text:style-name="DataTypeTok">\</text:span><text:line-break/><text:span text:style-name="NormalTok"> <text:s/></text:span><text:span text:style-name="AttributeTok">--nodepool-name</text:span><text:span text:style-name="NormalTok"> systempool </text:span><text:span text:style-name="DataTypeTok">\</text:span><text:line-break/><text:span text:style-name="NormalTok"> <text:s/></text:span><text:span text:style-name="AttributeTok">--node-vm-size</text:span><text:span text:style-name="NormalTok"> </text:span><text:span text:style-name="StringTok">"</text:span><text:span text:style-name="VariableTok">$SIZE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node-count</text:span><text:span text:style-name="NormalTok"> 1 </text:span><text:span text:style-name="DataTypeTok">\</text:span><text:line-break/><text:span text:style-name="NormalTok"> <text:s/></text:span><text:span text:style-name="AttributeTok">--enable-addons</text:span><text:span text:style-name="NormalTok"> monitoring </text:span><text:span text:style-name="DataTypeTok">\</text:span><text:line-break/><text:span text:style-name="NormalTok"> <text:s/></text:span><text:span text:style-name="AttributeTok">--workspace-resource-id</text:span><text:span text:style-name="NormalTok"> </text:span><text:span text:style-name="StringTok">"</text:span><text:span text:style-name="VariableTok">$WORKSPACE_ID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auto-upgrade-channel</text:span><text:span text:style-name="NormalTok"> none </text:span><text:span text:style-name="DataTypeTok">\</text:span><text:line-break/><text:span text:style-name="NormalTok"> <text:s/></text:span><text:span text:style-name="AttributeTok">--node-os-upgrade-channel</text:span><text:span text:style-name="NormalTok"> NodeImage </text:span><text:span text:style-name="DataTypeTok">\</text:span><text:line-break/><text:span text:style-name="NormalTok"> <text:s/></text:span><text:span text:style-name="AttributeTok">--generate-ssh-keys</text:span><text:bookmark-end text:name="X3c93d6c665f79ab175c5dc680157a04df65e2ee"/></text:p>
      <text:h text:style-name="Heading_20_3" text:outline-level="3"><text:bookmark-start text:name="b-recommended-enable-entra-id-azure-rbac"/>3B) (Recommended) Enable Entra ID + Azure RBAC</text:h>
      <text:p text:style-name="Source_20_Code"><text:span text:style-name="ExtensionTok">az</text:span><text:span text:style-name="NormalTok"> aks create </text:span><text:span text:style-name="AttributeTok">-g</text:span><text:span text:style-name="NormalTok"> </text:span><text:span text:style-name="StringTok">"</text:span><text:span text:style-name="VariableTok">$RG</text:span><text:span text:style-name="StringTok">"</text:span><text:span text:style-name="NormalTok"> </text:span><text:span text:style-name="AttributeTok">-n</text:span><text:span text:style-name="NormalTok"> </text:span><text:span text:style-name="StringTok">"</text:span><text:span text:style-name="VariableTok">$AKS</text:span><text:span text:style-name="StringTok">"</text:span><text:span text:style-name="NormalTok"> </text:span><text:span text:style-name="AttributeTok">-l</text:span><text:span text:style-name="NormalTok"> </text:span><text:span text:style-name="StringTok">"</text:span><text:span text:style-name="VariableTok">$REGION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enable-managed-identity</text:span><text:span text:style-name="NormalTok"> </text:span><text:span text:style-name="DataTypeTok">\</text:span><text:line-break/><text:span text:style-name="NormalTok"> <text:s/></text:span><text:span text:style-name="AttributeTok">--assign-identity</text:span><text:span text:style-name="NormalTok"> </text:span><text:span text:style-name="StringTok">"</text:span><text:span text:style-name="VariableTok">$UAI_ID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assign-kubelet-identity</text:span><text:span text:style-name="NormalTok"> </text:span><text:span text:style-name="StringTok">"</text:span><text:span text:style-name="VariableTok">$UAI_ID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network-plugin</text:span><text:span text:style-name="NormalTok"> azure </text:span><text:span text:style-name="DataTypeTok">\</text:span><text:line-break/><text:span text:style-name="NormalTok"> <text:s/></text:span><text:span text:style-name="AttributeTok">--network-plugin-mode</text:span><text:span text:style-name="NormalTok"> overlay </text:span><text:span text:style-name="DataTypeTok">\</text:span><text:line-break/><text:span text:style-name="NormalTok"> <text:s/></text:span><text:span text:style-name="AttributeTok">--pod-cidr</text:span><text:span text:style-name="NormalTok"> 10.240.0.0/16 </text:span><text:span text:style-name="DataTypeTok">\</text:span><text:line-break/><text:span text:style-name="NormalTok"> <text:s/></text:span><text:span text:style-name="AttributeTok">--vnet-subnet-id</text:span><text:span text:style-name="NormalTok"> </text:span><text:span text:style-name="StringTok">"</text:span><text:span text:style-name="VariableTok">$SUBNET_ID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vm-set-type</text:span><text:span text:style-name="NormalTok"> VirtualMachines </text:span><text:span text:style-name="DataTypeTok">\</text:span><text:line-break/><text:span text:style-name="NormalTok"> <text:s/></text:span><text:span text:style-name="AttributeTok">--nodepool-name</text:span><text:span text:style-name="NormalTok"> systempool </text:span><text:span text:style-name="DataTypeTok">\</text:span><text:line-break/><text:span text:style-name="NormalTok"> <text:s/></text:span><text:span text:style-name="AttributeTok">--node-vm-size</text:span><text:span text:style-name="NormalTok"> </text:span><text:span text:style-name="StringTok">"</text:span><text:span text:style-name="VariableTok">$SIZE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node-count</text:span><text:span text:style-name="NormalTok"> 1 </text:span><text:span text:style-name="DataTypeTok">\</text:span><text:line-break/><text:span text:style-name="NormalTok"> <text:s/></text:span><text:span text:style-name="AttributeTok">--enable-addons</text:span><text:span text:style-name="NormalTok"> monitoring </text:span><text:span text:style-name="DataTypeTok">\</text:span><text:line-break/><text:span text:style-name="NormalTok"> <text:s/></text:span><text:span text:style-name="AttributeTok">--workspace-resource-id</text:span><text:span text:style-name="NormalTok"> </text:span><text:span text:style-name="StringTok">"</text:span><text:span text:style-name="VariableTok">$WORKSPACE_ID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auto-upgrade-channel</text:span><text:span text:style-name="NormalTok"> none </text:span><text:span text:style-name="DataTypeTok">\</text:span><text:line-break/><text:span text:style-name="NormalTok"> <text:s/></text:span><text:span text:style-name="AttributeTok">--node-os-upgrade-channel</text:span><text:span text:style-name="NormalTok"> NodeImage </text:span><text:span text:style-name="DataTypeTok">\</text:span><text:line-break/><text:soft-page-break/><text:span text:style-name="NormalTok"> <text:s/></text:span><text:span text:style-name="AttributeTok">--generate-ssh-keys</text:span><text:span text:style-name="NormalTok"> </text:span><text:span text:style-name="DataTypeTok">\</text:span><text:line-break/><text:span text:style-name="NormalTok"> <text:s/></text:span><text:span text:style-name="AttributeTok">--enable-aad</text:span><text:span text:style-name="NormalTok"> </text:span><text:span text:style-name="DataTypeTok">\</text:span><text:line-break/><text:span text:style-name="NormalTok"> <text:s/></text:span><text:span text:style-name="AttributeTok">--enable-azure-rbac</text:span><text:span text:style-name="NormalTok"> </text:span><text:span text:style-name="DataTypeTok">\</text:span><text:line-break/><text:span text:style-name="NormalTok"> <text:s/></text:span><text:span text:style-name="AttributeTok">--disable-local-accounts</text:span></text:p>
      <text:p text:style-name="Block_20_Text">If you worry about lockout initially, omit <text:span text:style-name="Verbatim_20_Char">--disable-local-accounts</text:span>, verify access, then <text:span text:style-name="Verbatim_20_Char">az aks update --disable-local-accounts</text:span>.</text:p>
      <text:p text:style-name="Standard"><draw:rect text:anchor-type="as-char" style:rel-width="100%" draw:z-index="3" draw:style-name="gr1" draw:text-style-name="P7" svg:width="6.5004in" svg:height="0.0213in"><text:p/></draw:rect><text:bookmark-end text:name="X625496a7c5fef6e8b927aa9002c2710ab41960b"/><text:bookmark-end text:name="b-recommended-enable-entra-id-azure-rbac"/></text:p>
      <text:h text:style-name="Heading_20_2" text:outline-level="2"><text:bookmark-start text:name="X2da5259d12c875a7c6cc3a724706f7435d381b4"/>4) Add a User Node Pool (smallest D-series or your choice)</text:h>
      <text:p text:style-name="Source_20_Code"><text:span text:style-name="ExtensionTok">az</text:span><text:span text:style-name="NormalTok"> aks nodepool add </text:span><text:span text:style-name="AttributeTok">-g</text:span><text:span text:style-name="NormalTok"> </text:span><text:span text:style-name="StringTok">"</text:span><text:span text:style-name="VariableTok">$RG</text:span><text:span text:style-name="StringTok">"</text:span><text:span text:style-name="NormalTok"> </text:span><text:span text:style-name="AttributeTok">--cluster-name</text:span><text:span text:style-name="NormalTok"> </text:span><text:span text:style-name="StringTok">"</text:span><text:span text:style-name="VariableTok">$AKS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n</text:span><text:span text:style-name="NormalTok"> userpool </text:span><text:span text:style-name="AttributeTok">--mode</text:span><text:span text:style-name="NormalTok"> User </text:span><text:span text:style-name="DataTypeTok">\</text:span><text:line-break/><text:span text:style-name="NormalTok"> <text:s/></text:span><text:span text:style-name="AttributeTok">--node-vm-size</text:span><text:span text:style-name="NormalTok"> </text:span><text:span text:style-name="StringTok">"</text:span><text:span text:style-name="VariableTok">$SIZE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node-count</text:span><text:span text:style-name="NormalTok"> 1</text:span></text:p>
      <text:p text:style-name="Standard"><draw:rect text:anchor-type="as-char" style:rel-width="100%" draw:z-index="4" draw:style-name="gr1" draw:text-style-name="P7" svg:width="6.5004in" svg:height="0.0213in"><text:p/></draw:rect><text:bookmark-end text:name="X2da5259d12c875a7c6cc3a724706f7435d381b4"/></text:p>
      <text:h text:style-name="Heading_20_2" text:outline-level="2"><text:bookmark-start text:name="role-model-access"/>5) Role Model &amp; Access</text:h>
      <text:p text:style-name="First_20_Paragraph">AKS uses <text:span text:style-name="T1">two permission planes</text:span>:</text:p>
      <text:list xml:id="list1613900381" text:style-name="WWNum1002">
        <text:list-item text:start-value="1">
          <text:p text:style-name="P8"><text:span text:style-name="T1">Control Plane (Azure Resource Manager)</text:span></text:p>
        </text:list-item>
      </text:list>
      <text:list xml:id="list172507924784256" text:continue-list="list172509364269703" text:style-name="WWNum1003">
        <text:list-item>
          <text:list>
            <text:list-item>
              <text:p text:style-name="P9">Needed to <text:span text:style-name="T1">download kubeconfig / user credentials</text:span>.</text:p>
            </text:list-item>
            <text:list-item>
              <text:p text:style-name="P9">Granted via Azure role: <text:span text:style-name="T1">Azure Kubernetes Service Cluster User Role</text:span><text:line-break/><text:span text:style-name="T2">(or Cluster Admin Role for admin creds; not used if local accounts are disabled).</text:span><text:line-break/></text:p>
            </text:list-item>
            <text:list-item>
              <text:p text:style-name="P9">Scope: the <text:span text:style-name="T1">AKS resource ID</text:span>.</text:p>
            </text:list-item>
          </text:list>
        </text:list-item>
      </text:list>
      <text:list text:continue-list="list1613900381" text:style-name="WWNum1002">
        <text:list-item>
          <text:p text:style-name="P8"><text:span text:style-name="T1">In-Cluster Authorization (Azure RBAC)</text:span></text:p>
        </text:list-item>
      </text:list>
      <text:list xml:id="list172508549327926" text:continue-list="list172507924784256" text:style-name="WWNum1004">
        <text:list-item>
          <text:list>
            <text:list-item>
              <text:p text:style-name="P10">Governs what a principal can do with <text:span text:style-name="Verbatim_20_Char">kubectl</text:span>.</text:p>
            </text:list-item>
            <text:list-item>
              <text:p text:style-name="P10">Roles (assign at AKS resource scope):<text:line-break/><text:span text:style-name="T1">Azure Kubernetes Service RBAC Reader | Writer | Admin | Cluster Admin</text:span>.</text:p>
            </text:list-item>
          </text:list>
        </text:list-item>
      </text:list>
      <text:h text:style-name="Heading_20_3" text:outline-level="3"><text:bookmark-start text:name="Xc76629f8cd3cdc2ce88fe213dba9e1d5bd07789"/>5A) Assign roles to a <text:span text:style-name="T1">Group</text:span> (in-cluster only)</text:h>
      <text:p text:style-name="Source_20_Code"><text:span text:style-name="VariableTok">GROUP_NAME</text:span><text:span text:style-name="OperatorTok">=</text:span><text:span text:style-name="StringTok">"aks_users"</text:span><text:line-break/><text:span text:style-name="VariableTok">GROUP_ID</text:span><text:span text:style-name="OperatorTok">=</text:span><text:span text:style-name="VariableTok">$(</text:span><text:span text:style-name="ExtensionTok">az</text:span><text:span text:style-name="NormalTok"> ad group show </text:span><text:span text:style-name="AttributeTok">--group</text:span><text:span text:style-name="NormalTok"> </text:span><text:span text:style-name="StringTok">"</text:span><text:span text:style-name="VariableTok">$GROUP_NAME</text:span><text:span text:style-name="StringTok">"</text:span><text:span text:style-name="NormalTok"> </text:span><text:span text:style-name="AttributeTok">--query</text:span><text:span text:style-name="NormalTok"> id </text:span><text:span text:style-name="AttributeTok">-o</text:span><text:span text:style-name="NormalTok"> tsv</text:span><text:span text:style-name="VariableTok">)</text:span><text:line-break/><text:span text:style-name="VariableTok">AKS_ID</text:span><text:span text:style-name="OperatorTok">=</text:span><text:span text:style-name="VariableTok">$(</text:span><text:span text:style-name="ExtensionTok">az</text:span><text:span text:style-name="NormalTok"> aks show </text:span><text:span text:style-name="AttributeTok">-g</text:span><text:span text:style-name="NormalTok"> </text:span><text:span text:style-name="StringTok">"</text:span><text:span text:style-name="VariableTok">$RG</text:span><text:span text:style-name="StringTok">"</text:span><text:span text:style-name="NormalTok"> </text:span><text:span text:style-name="AttributeTok">-n</text:span><text:span text:style-name="NormalTok"> </text:span><text:span text:style-name="StringTok">"</text:span><text:span text:style-name="VariableTok">$AKS</text:span><text:span text:style-name="StringTok">"</text:span><text:span text:style-name="NormalTok"> </text:span><text:span text:style-name="AttributeTok">--query</text:span><text:span text:style-name="NormalTok"> id </text:span><text:span text:style-name="AttributeTok">-o</text:span><text:span text:style-name="NormalTok"> tsv</text:span><text:span text:style-name="VariableTok">)</text:span><text:line-break/><text:line-break/><text:span text:style-name="CommentTok"># Give group cluster-admin rights inside the cluster</text:span><text:line-break/><text:soft-page-break/><text:span text:style-name="ExtensionTok">az</text:span><text:span text:style-name="NormalTok"> role assignment create </text:span><text:span text:style-name="DataTypeTok">\</text:span><text:line-break/><text:span text:style-name="NormalTok"> <text:s/></text:span><text:span text:style-name="AttributeTok">--assignee-object-id</text:span><text:span text:style-name="NormalTok"> </text:span><text:span text:style-name="StringTok">"</text:span><text:span text:style-name="VariableTok">$GROUP_ID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assignee-principal-type</text:span><text:span text:style-name="NormalTok"> Group </text:span><text:span text:style-name="DataTypeTok">\</text:span><text:line-break/><text:span text:style-name="NormalTok"> <text:s/></text:span><text:span text:style-name="AttributeTok">--role</text:span><text:span text:style-name="NormalTok"> </text:span><text:span text:style-name="StringTok">"Azure Kubernetes Service RBAC Cluster Admin"</text:span><text:span text:style-name="NormalTok"> </text:span><text:span text:style-name="DataTypeTok">\</text:span><text:line-break/><text:span text:style-name="NormalTok"> <text:s/></text:span><text:span text:style-name="AttributeTok">--scope</text:span><text:span text:style-name="NormalTok"> </text:span><text:span text:style-name="StringTok">"</text:span><text:span text:style-name="VariableTok">$AKS_ID</text:span><text:span text:style-name="StringTok">"</text:span></text:p>
      <text:p text:style-name="Block_20_Text">If group members need to <text:span text:style-name="T1">download kubeconfig</text:span> themselves, also grant the group:<text:line-break/><text:span text:style-name="Verbatim_20_Char">Azure Kubernetes Service Cluster User Role</text:span> at the same scope.<text:bookmark-end text:name="Xc76629f8cd3cdc2ce88fe213dba9e1d5bd07789"/></text:p>
      <text:h text:style-name="Heading_20_3" text:outline-level="3"><text:bookmark-start text:name="Xe45daf3680457468f728981e9d27e21970ddba5"/>5B) Assign roles to a <text:span text:style-name="T1">User</text:span> (read-only example)</text:h>
      <text:p text:style-name="Source_20_Code"><text:span text:style-name="ExtensionTok">az</text:span><text:span text:style-name="NormalTok"> role assignment create </text:span><text:span text:style-name="DataTypeTok">\</text:span><text:line-break/><text:span text:style-name="NormalTok"> <text:s/></text:span><text:span text:style-name="AttributeTok">--assignee</text:span><text:span text:style-name="NormalTok"> </text:span><text:span text:style-name="StringTok">"&lt;USER_OBJECT_ID_OR_UPN&gt;"</text:span><text:span text:style-name="NormalTok"> </text:span><text:span text:style-name="DataTypeTok">\</text:span><text:line-break/><text:span text:style-name="NormalTok"> <text:s/></text:span><text:span text:style-name="AttributeTok">--role</text:span><text:span text:style-name="NormalTok"> </text:span><text:span text:style-name="StringTok">"Azure Kubernetes Service RBAC Reader"</text:span><text:span text:style-name="NormalTok"> </text:span><text:span text:style-name="DataTypeTok">\</text:span><text:line-break/><text:span text:style-name="NormalTok"> <text:s/></text:span><text:span text:style-name="AttributeTok">--scope</text:span><text:span text:style-name="NormalTok"> </text:span><text:span text:style-name="StringTok">"</text:span><text:span text:style-name="VariableTok">$AKS_ID</text:span><text:span text:style-name="StringTok">"</text:span><text:bookmark-end text:name="Xe45daf3680457468f728981e9d27e21970ddba5"/></text:p>
      <text:h text:style-name="Heading_20_3" text:outline-level="3"><text:bookmark-start text:name="X1cf2a7e47e660dd45b39981f8d21e3e439a0db6"/>5C) Assign roles to the <text:span text:style-name="T1">Jump Server Managed Identity</text:span></text:h>
      <text:p text:style-name="Source_20_Code"><text:span text:style-name="VariableTok">OBJ</text:span><text:span text:style-name="OperatorTok">=</text:span><text:span text:style-name="StringTok">"822b874a-861a-4d53-a939-e728c3fe0580"</text:span><text:span text:style-name="NormalTok"> <text:s text:c="2"/></text:span><text:span text:style-name="CommentTok"># your VM’s system-assigned MI objectId</text:span><text:line-break/><text:line-break/><text:span text:style-name="CommentTok"># Control-plane: allow fetching user credentials</text:span><text:line-break/><text:span text:style-name="ExtensionTok">az</text:span><text:span text:style-name="NormalTok"> role assignment create </text:span><text:span text:style-name="AttributeTok">--assignee</text:span><text:span text:style-name="NormalTok"> </text:span><text:span text:style-name="StringTok">"</text:span><text:span text:style-name="VariableTok">$OBJ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role</text:span><text:span text:style-name="NormalTok"> </text:span><text:span text:style-name="StringTok">"Azure Kubernetes Service Cluster User Role"</text:span><text:span text:style-name="NormalTok"> </text:span><text:span text:style-name="DataTypeTok">\</text:span><text:line-break/><text:span text:style-name="NormalTok"> <text:s/></text:span><text:span text:style-name="AttributeTok">--scope</text:span><text:span text:style-name="NormalTok"> </text:span><text:span text:style-name="StringTok">"</text:span><text:span text:style-name="VariableTok">$AKS_ID</text:span><text:span text:style-name="StringTok">"</text:span><text:line-break/><text:line-break/><text:span text:style-name="CommentTok"># In-cluster: minimum read (or choose Writer/Admin/Cluster Admin)</text:span><text:line-break/><text:span text:style-name="ExtensionTok">az</text:span><text:span text:style-name="NormalTok"> role assignment create </text:span><text:span text:style-name="AttributeTok">--assignee</text:span><text:span text:style-name="NormalTok"> </text:span><text:span text:style-name="StringTok">"</text:span><text:span text:style-name="VariableTok">$OBJ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role</text:span><text:span text:style-name="NormalTok"> </text:span><text:span text:style-name="StringTok">"Azure Kubernetes Service RBAC Reader"</text:span><text:span text:style-name="NormalTok"> </text:span><text:span text:style-name="DataTypeTok">\</text:span><text:line-break/><text:span text:style-name="NormalTok"> <text:s/></text:span><text:span text:style-name="AttributeTok">--scope</text:span><text:span text:style-name="NormalTok"> </text:span><text:span text:style-name="StringTok">"</text:span><text:span text:style-name="VariableTok">$AKS_ID</text:span><text:span text:style-name="StringTok">"</text:span></text:p>
      <text:p text:style-name="Block_20_Text">To see <text:span text:style-name="T1">nodes</text:span>, you typically need at least <text:span text:style-name="T1">Writer</text:span>; or grant <text:span text:style-name="T1">Admin/Cluster Admin</text:span> for broad ops:</text:p>
      <text:p text:style-name="Source_20_Code"><text:span text:style-name="CommentTok"># Example: elevate to Cluster Admin</text:span><text:line-break/><text:span text:style-name="ExtensionTok">az</text:span><text:span text:style-name="NormalTok"> role assignment create </text:span><text:span text:style-name="AttributeTok">--assignee</text:span><text:span text:style-name="NormalTok"> </text:span><text:span text:style-name="StringTok">"</text:span><text:span text:style-name="VariableTok">$OBJ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role</text:span><text:span text:style-name="NormalTok"> </text:span><text:span text:style-name="StringTok">"Azure Kubernetes Service RBAC Cluster Admin"</text:span><text:span text:style-name="NormalTok"> </text:span><text:span text:style-name="DataTypeTok">\</text:span><text:line-break/><text:span text:style-name="NormalTok"> <text:s/></text:span><text:span text:style-name="AttributeTok">--scope</text:span><text:span text:style-name="NormalTok"> </text:span><text:span text:style-name="StringTok">"</text:span><text:span text:style-name="VariableTok">$AKS_ID</text:span><text:span text:style-name="StringTok">"</text:span></text:p>
      <text:p text:style-name="Standard"><draw:rect text:anchor-type="as-char" style:rel-width="100%" draw:z-index="5" draw:style-name="gr1" draw:text-style-name="P7" svg:width="6.5004in" svg:height="0.0213in"><text:p/></draw:rect><text:bookmark-end text:name="role-model-access"/><text:bookmark-end text:name="X1cf2a7e47e660dd45b39981f8d21e3e439a0db6"/></text:p>
      <text:h text:style-name="Heading_20_2" text:outline-level="2"><text:bookmark-start text:name="X7fe22fe5ffdbba0b92308b0cb881cc23482481a"/><text:soft-page-break/>6) Jump Server Setup (Ubuntu) — kubectl + snap kubelogin (MSI)</text:h>
      <text:h text:style-name="Heading_20_3" text:outline-level="3"><text:bookmark-start text:name="a-install-tools"/>6A) Install tools</text:h>
      <text:p text:style-name="Source_20_Code"><text:span text:style-name="CommentTok"># kubectl from Kubernetes apt repo</text:span><text:line-break/><text:span text:style-name="FunctionTok">sudo</text:span><text:span text:style-name="NormalTok"> apt-get update </text:span><text:span text:style-name="KeywordTok">&amp;&amp;</text:span><text:span text:style-name="NormalTok"> </text:span><text:span text:style-name="FunctionTok">sudo</text:span><text:span text:style-name="NormalTok"> apt-get install </text:span><text:span text:style-name="AttributeTok">-y</text:span><text:span text:style-name="NormalTok"> apt-transport-https ca-certificates curl gnupg</text:span><text:line-break/><text:span text:style-name="FunctionTok">sudo</text:span><text:span text:style-name="NormalTok"> curl </text:span><text:span text:style-name="AttributeTok">-fsSLo</text:span><text:span text:style-name="NormalTok"> /usr/share/keyrings/kubernetes-archive-keyring.gpg https://packages.cloud.google.com/apt/doc/apt-key.gpg</text:span><text:line-break/><text:span text:style-name="BuiltInTok">echo</text:span><text:span text:style-name="NormalTok"> </text:span><text:span text:style-name="StringTok">"deb [signed-by=/usr/share/keyrings/kubernetes-archive-keyring.gpg] https://apt.kubernetes.io/ kubernetes-xenial main"</text:span><text:span text:style-name="NormalTok"> </text:span><text:span text:style-name="KeywordTok">|</text:span><text:span text:style-name="NormalTok"> </text:span><text:span text:style-name="FunctionTok">sudo</text:span><text:span text:style-name="NormalTok"> tee /etc/apt/sources.list.d/kubernetes.list</text:span><text:line-break/><text:span text:style-name="FunctionTok">sudo</text:span><text:span text:style-name="NormalTok"> apt-get update </text:span><text:span text:style-name="KeywordTok">&amp;&amp;</text:span><text:span text:style-name="NormalTok"> </text:span><text:span text:style-name="FunctionTok">sudo</text:span><text:span text:style-name="NormalTok"> apt-get install </text:span><text:span text:style-name="AttributeTok">-y</text:span><text:span text:style-name="NormalTok"> kubectl</text:span><text:line-break/><text:line-break/><text:span text:style-name="CommentTok"># kubelogin via snap (as requested)</text:span><text:line-break/><text:span text:style-name="FunctionTok">sudo</text:span><text:span text:style-name="NormalTok"> snap install kubelogin</text:span><text:line-break/><text:span text:style-name="FunctionTok">which</text:span><text:span text:style-name="NormalTok"> kubelogin <text:s text:c="2"/></text:span><text:span text:style-name="CommentTok"># /snap/bin/kubelogin</text:span><text:bookmark-end text:name="a-install-tools"/></text:p>
      <text:h text:style-name="Heading_20_3" text:outline-level="3"><text:bookmark-start text:name="X38dfc11a7cd0f1eac667be7ec557468fc3f678b"/>6B) Fetch kubeconfig and switch to MSI auth</text:h>
      <text:p text:style-name="Source_20_Code"><text:span text:style-name="CommentTok"># kubeconfig permissions must be owner-only</text:span><text:line-break/><text:span text:style-name="ExtensionTok">az</text:span><text:span text:style-name="NormalTok"> aks get-credentials </text:span><text:span text:style-name="AttributeTok">-g</text:span><text:span text:style-name="NormalTok"> </text:span><text:span text:style-name="StringTok">"</text:span><text:span text:style-name="VariableTok">$RG</text:span><text:span text:style-name="StringTok">"</text:span><text:span text:style-name="NormalTok"> </text:span><text:span text:style-name="AttributeTok">-n</text:span><text:span text:style-name="NormalTok"> </text:span><text:span text:style-name="StringTok">"</text:span><text:span text:style-name="VariableTok">$AKS</text:span><text:span text:style-name="StringTok">"</text:span><text:span text:style-name="NormalTok"> </text:span><text:span text:style-name="AttributeTok">--overwrite-existing</text:span><text:line-break/><text:span text:style-name="FunctionTok">chmod</text:span><text:span text:style-name="NormalTok"> 600 ~/.kube/config</text:span><text:line-break/><text:line-break/><text:span text:style-name="CommentTok"># Convert to MSI mode (no device code, no external DNS)</text:span><text:line-break/><text:span text:style-name="ExtensionTok">kubelogin</text:span><text:span text:style-name="NormalTok"> convert-kubeconfig </text:span><text:span text:style-name="AttributeTok">-l</text:span><text:span text:style-name="NormalTok"> msi </text:span><text:span text:style-name="AttributeTok">--kubeconfig</text:span><text:span text:style-name="NormalTok"> ~/.kube/config</text:span><text:line-break/><text:line-break/><text:span text:style-name="CommentTok"># Ensure the exec plugin points to snap kubelogin and has a safe PATH</text:span><text:line-break/><text:span text:style-name="FunctionTok">sed</text:span><text:span text:style-name="NormalTok"> </text:span><text:span text:style-name="AttributeTok">-i</text:span><text:span text:style-name="NormalTok"> </text:span><text:span text:style-name="StringTok">'s|command: .*kubelogin|command: /snap/bin/kubelogin|'</text:span><text:span text:style-name="NormalTok"> ~/.kube/config</text:span><text:line-break/><text:span text:style-name="FunctionTok">awk</text:span><text:span text:style-name="NormalTok"> </text:span><text:span text:style-name="StringTok">'</text:span><text:line-break/><text:span text:style-name="StringTok">/exec:/ {inexec=1}</text:span><text:line-break/><text:span text:style-name="StringTok">inexec &amp;&amp; /apiVersion:/ {print; print " <text:s text:c="5"/>env:"; print " <text:s text:c="5"/>- name: PATH"; print " <text:s text:c="7"/>value: /usr/bin:/usr/local/bin:/bin:/snap/bin"; next}</text:span><text:line-break/><text:span text:style-name="StringTok">{print}</text:span><text:line-break/><text:span text:style-name="StringTok">'</text:span><text:span text:style-name="NormalTok"> ~/.kube/config </text:span><text:span text:style-name="OperatorTok">&gt;</text:span><text:span text:style-name="NormalTok"> ~/.kube/config.new </text:span><text:span text:style-name="KeywordTok">&amp;&amp;</text:span><text:span text:style-name="NormalTok"> </text:span><text:span text:style-name="FunctionTok">mv</text:span><text:span text:style-name="NormalTok"> ~/.kube/config.new ~/.kube/config</text:span></text:p>
      <text:p text:style-name="Block_20_Text">If your jump VM uses a <text:span text:style-name="T1">User-Assigned MI</text:span>, add its <text:span text:style-name="T1">client ID</text:span> after <text:span text:style-name="Verbatim_20_Char">--login msi</text:span>:</text:p>
      <text:p text:style-name="Source_20_Code"><text:span text:style-name="CommentTok"># Insert after the "- --login" "- msi" lines</text:span><text:line-break/><text:span text:style-name="FunctionTok">sed</text:span><text:span text:style-name="NormalTok"> </text:span><text:span text:style-name="AttributeTok">-i</text:span><text:span text:style-name="NormalTok"> </text:span><text:span text:style-name="StringTok">'/- --login[[:space:]]\+msi/a\ <text:s text:c="5"/>- --client-id\n <text:s text:c="5"/>- &lt;YOUR_UAMI_CLIENT_ID&gt;'</text:span><text:span text:style-name="NormalTok"> ~/.kube/config</text:span><text:bookmark-end text:name="X38dfc11a7cd0f1eac667be7ec557468fc3f678b"/></text:p>
      <text:h text:style-name="Heading_20_3" text:outline-level="3"><text:bookmark-start text:name="c-test-access-msi"/><text:soft-page-break/>6C) Test access (MSI)</text:h>
      <text:p text:style-name="Source_20_Code"><text:span text:style-name="ExtensionTok">az</text:span><text:span text:style-name="NormalTok"> login </text:span><text:span text:style-name="AttributeTok">--identity</text:span><text:line-break/><text:span text:style-name="ExtensionTok">az</text:span><text:span text:style-name="NormalTok"> account set </text:span><text:span text:style-name="AttributeTok">--subscription</text:span><text:span text:style-name="NormalTok"> </text:span><text:span text:style-name="StringTok">"</text:span><text:span text:style-name="VariableTok">$SUB</text:span><text:span text:style-name="StringTok">"</text:span><text:line-break/><text:line-break/><text:span text:style-name="CommentTok"># Probe permissions</text:span><text:line-break/><text:span text:style-name="ExtensionTok">kubectl</text:span><text:span text:style-name="NormalTok"> auth can-i list nodes</text:span><text:line-break/><text:span text:style-name="ExtensionTok">kubectl</text:span><text:span text:style-name="NormalTok"> get nodes</text:span><text:line-break/><text:span text:style-name="ExtensionTok">kubectl</text:span><text:span text:style-name="NormalTok"> get pods </text:span><text:span text:style-name="AttributeTok">-A</text:span></text:p>
      <text:p text:style-name="Standard"><draw:rect text:anchor-type="as-char" style:rel-width="100%" draw:z-index="6" draw:style-name="gr1" draw:text-style-name="P7" svg:width="6.5004in" svg:height="0.0213in"><text:p/></draw:rect><text:bookmark-end text:name="X7fe22fe5ffdbba0b92308b0cb881cc23482481a"/><text:bookmark-end text:name="c-test-access-msi"/></text:p>
      <text:h text:style-name="Heading_20_2" text:outline-level="2"><text:bookmark-start text:name="verification-useful-queries"/>7) Verification &amp; Useful Queries</text:h>
      <text:p text:style-name="Source_20_Code"><text:span text:style-name="CommentTok"># Show AKS resource ID</text:span><text:line-break/><text:span text:style-name="VariableTok">AKS_ID</text:span><text:span text:style-name="OperatorTok">=</text:span><text:span text:style-name="VariableTok">$(</text:span><text:span text:style-name="ExtensionTok">az</text:span><text:span text:style-name="NormalTok"> aks show </text:span><text:span text:style-name="AttributeTok">-g</text:span><text:span text:style-name="NormalTok"> </text:span><text:span text:style-name="StringTok">"</text:span><text:span text:style-name="VariableTok">$RG</text:span><text:span text:style-name="StringTok">"</text:span><text:span text:style-name="NormalTok"> </text:span><text:span text:style-name="AttributeTok">-n</text:span><text:span text:style-name="NormalTok"> </text:span><text:span text:style-name="StringTok">"</text:span><text:span text:style-name="VariableTok">$AKS</text:span><text:span text:style-name="StringTok">"</text:span><text:span text:style-name="NormalTok"> </text:span><text:span text:style-name="AttributeTok">--query</text:span><text:span text:style-name="NormalTok"> id </text:span><text:span text:style-name="AttributeTok">-o</text:span><text:span text:style-name="NormalTok"> tsv</text:span><text:span text:style-name="VariableTok">)</text:span><text:line-break/><text:line-break/><text:span text:style-name="CommentTok"># List role assignments for a principal at AKS scope</text:span><text:line-break/><text:span text:style-name="ExtensionTok">az</text:span><text:span text:style-name="NormalTok"> role assignment list </text:span><text:span text:style-name="DataTypeTok">\</text:span><text:line-break/><text:span text:style-name="NormalTok"> <text:s/></text:span><text:span text:style-name="AttributeTok">--assignee</text:span><text:span text:style-name="NormalTok"> </text:span><text:span text:style-name="StringTok">"822b874a-861a-4d53-a939-e728c3fe0580"</text:span><text:span text:style-name="NormalTok"> </text:span><text:span text:style-name="DataTypeTok">\</text:span><text:line-break/><text:span text:style-name="NormalTok"> <text:s/></text:span><text:span text:style-name="AttributeTok">--scope</text:span><text:span text:style-name="NormalTok"> </text:span><text:span text:style-name="StringTok">"</text:span><text:span text:style-name="VariableTok">$AKS_ID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query</text:span><text:span text:style-name="NormalTok"> </text:span><text:span text:style-name="StringTok">"[].{Role:roleDefinitionName,Scope:scope,PrincipalId:principalId,Type:principalType}"</text:span><text:span text:style-name="NormalTok"> </text:span><text:span text:style-name="AttributeTok">-o</text:span><text:span text:style-name="NormalTok"> table</text:span><text:line-break/><text:line-break/><text:span text:style-name="CommentTok"># Group membership check</text:span><text:line-break/><text:span text:style-name="VariableTok">GROUP_NAME</text:span><text:span text:style-name="OperatorTok">=</text:span><text:span text:style-name="StringTok">"aks_users"</text:span><text:line-break/><text:span text:style-name="VariableTok">GROUP_ID</text:span><text:span text:style-name="OperatorTok">=</text:span><text:span text:style-name="VariableTok">$(</text:span><text:span text:style-name="ExtensionTok">az</text:span><text:span text:style-name="NormalTok"> ad group show </text:span><text:span text:style-name="AttributeTok">--group</text:span><text:span text:style-name="NormalTok"> </text:span><text:span text:style-name="StringTok">"</text:span><text:span text:style-name="VariableTok">$GROUP_NAME</text:span><text:span text:style-name="StringTok">"</text:span><text:span text:style-name="NormalTok"> </text:span><text:span text:style-name="AttributeTok">--query</text:span><text:span text:style-name="NormalTok"> id </text:span><text:span text:style-name="AttributeTok">-o</text:span><text:span text:style-name="NormalTok"> tsv</text:span><text:span text:style-name="VariableTok">)</text:span><text:line-break/><text:span text:style-name="ExtensionTok">az</text:span><text:span text:style-name="NormalTok"> ad group member list </text:span><text:span text:style-name="AttributeTok">--group</text:span><text:span text:style-name="NormalTok"> </text:span><text:span text:style-name="StringTok">"</text:span><text:span text:style-name="VariableTok">$GROUP_ID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query</text:span><text:span text:style-name="NormalTok"> </text:span><text:span text:style-name="StringTok">"[].{displayName:displayName,id:id,upn:userPrincipalName}"</text:span><text:span text:style-name="NormalTok"> </text:span><text:span text:style-name="AttributeTok">-o</text:span><text:span text:style-name="NormalTok"> table</text:span></text:p>
      <text:p text:style-name="Standard"><draw:rect text:anchor-type="as-char" style:rel-width="100%" draw:z-index="7" draw:style-name="gr1" draw:text-style-name="P7" svg:width="6.5004in" svg:height="0.0213in"><text:p/></draw:rect><text:bookmark-end text:name="verification-useful-queries"/></text:p>
      <text:h text:style-name="Heading_20_2" text:outline-level="2"><text:bookmark-start text:name="troubleshooting-field-notes"/>8) Troubleshooting (field notes)</text:h>
      <text:list xml:id="list172509194664267" text:continue-list="list172508549327926" text:style-name="WWNum1005">
        <text:list-item>
          <text:p text:style-name="P11"><text:span text:style-name="T1">Insufficient vCPU quota</text:span>: switch to a smaller SKU (e.g., <text:span text:style-name="Verbatim_20_Char">Standard_B2s</text:span>, <text:span text:style-name="Verbatim_20_Char">Standard_A2_v2</text:span>) or request quota for the target family in <text:span text:style-name="Verbatim_20_Char">mexicocentral</text:span>.</text:p>
        </text:list-item>
        <text:list-item>
          <text:p text:style-name="P11"><text:span text:style-name="Verbatim_20_Char"><text:span text:style-name="T1">--nodepool-mode System</text:span></text:span><text:span text:style-name="T1"> unrecognized</text:span>: remove it (older CLI; default is System for the first pool).</text:p>
        </text:list-item>
        <text:list-item>
          <text:p text:style-name="P11"><text:span text:style-name="T1">SSH key required</text:span>: add <text:span text:style-name="Verbatim_20_Char">--generate-ssh-keys</text:span> to <text:span text:style-name="Verbatim_20_Char">az aks create</text:span>.</text:p>
        </text:list-item>
        <text:list-item>
          <text:p text:style-name="P11"><text:span text:style-name="T1">Device code auth prompts on headless server</text:span>: use <text:span text:style-name="Verbatim_20_Char">kubelogin convert-kubeconfig -l msi</text:span> (preferred) or <text:span text:style-name="Verbatim_20_Char">-l azurecli</text:span> + ensure arg order (<text:span text:style-name="Verbatim_20_Char">get-token</text:span> <text:span text:style-name="T1">before</text:span> <text:span text:style-name="Verbatim_20_Char">--login</text:span>).</text:p>
        </text:list-item>
        <text:list-item>
          <text:p text:style-name="P11"><text:soft-page-break/><text:span text:style-name="T1">DNS failures to </text:span><text:span text:style-name="Verbatim_20_Char"><text:span text:style-name="T1">login.microsoftonline.com</text:span></text:span>: MSI mode avoids DNS; otherwise fix <text:span text:style-name="Verbatim_20_Char">/etc/resolv.conf</text:span> or <text:span text:style-name="Verbatim_20_Char">systemd-resolved</text:span>.</text:p>
        </text:list-item>
        <text:list-item>
          <text:p text:style-name="P11"><text:span text:style-name="Verbatim_20_Char"><text:span text:style-name="T1">~/.kube/config</text:span></text:span><text:span text:style-name="T1"> permissions warning</text:span>: <text:span text:style-name="Verbatim_20_Char">chmod 600 ~/.kube/config</text:span>.</text:p>
        </text:list-item>
        <text:list-item>
          <text:p text:style-name="P11"><text:span text:style-name="Verbatim_20_Char"><text:span text:style-name="T1">command must be specified ... exec plugin</text:span></text:span>: re-pull kubeconfig and ensure <text:span text:style-name="Verbatim_20_Char">exec.command: /snap/bin/kubelogin</text:span> is present.</text:p>
        </text:list-item>
        <text:list-item>
          <text:p text:style-name="P11"><text:span text:style-name="T1">Snap vs local kubelogin</text:span>: If both exist, set absolute path in kubeconfig and add an <text:span text:style-name="Verbatim_20_Char">env: PATH</text:span> so the exec-plugin finds dependencies.</text:p>
        </text:list-item>
      </text:list>
      <text:p text:style-name="Standard"><draw:rect text:anchor-type="as-char" style:rel-width="100%" draw:z-index="8" draw:style-name="gr1" draw:text-style-name="P7" svg:width="6.5004in" svg:height="0.0213in"><text:p/></draw:rect><text:bookmark-end text:name="troubleshooting-field-notes"/></text:p>
      <text:h text:style-name="Heading_20_2" text:outline-level="2"><text:bookmark-start text:name="full-end-to-end-script-most-common-path"/>9) Full End-to-End Script (most common path)</text:h>
      <text:p text:style-name="Source_20_Code"><text:span text:style-name="BuiltInTok">set</text:span><text:span text:style-name="NormalTok"> </text:span><text:span text:style-name="AttributeTok">-euo</text:span><text:span text:style-name="NormalTok"> pipefail</text:span><text:line-break/><text:line-break/><text:span text:style-name="VariableTok">SUB</text:span><text:span text:style-name="OperatorTok">=</text:span><text:span text:style-name="StringTok">"127e0926-0bc1-4bfd-950b-183b3343d759"</text:span><text:line-break/><text:span text:style-name="VariableTok">RG</text:span><text:span text:style-name="OperatorTok">=</text:span><text:span text:style-name="StringTok">"posada_pintoresca_mx"</text:span><text:line-break/><text:span text:style-name="VariableTok">AKS</text:span><text:span text:style-name="OperatorTok">=</text:span><text:span text:style-name="StringTok">"akstest"</text:span><text:line-break/><text:span text:style-name="VariableTok">REGION</text:span><text:span text:style-name="OperatorTok">=</text:span><text:span text:style-name="StringTok">"mexicocentral"</text:span><text:line-break/><text:line-break/><text:span text:style-name="VariableTok">VNET_RG</text:span><text:span text:style-name="OperatorTok">=</text:span><text:span text:style-name="StringTok">"</text:span><text:span text:style-name="VariableTok">$RG</text:span><text:span text:style-name="StringTok">"</text:span><text:span text:style-name="KeywordTok">;</text:span><text:span text:style-name="NormalTok"> </text:span><text:span text:style-name="VariableTok">VNET_NAME</text:span><text:span text:style-name="OperatorTok">=</text:span><text:span text:style-name="StringTok">"posada_pintoresca_mx-vnet"</text:span><text:span text:style-name="KeywordTok">;</text:span><text:span text:style-name="NormalTok"> </text:span><text:span text:style-name="VariableTok">SUBNET_NAME</text:span><text:span text:style-name="OperatorTok">=</text:span><text:span text:style-name="StringTok">"default"</text:span><text:line-break/><text:span text:style-name="VariableTok">VNET_ID</text:span><text:span text:style-name="OperatorTok">=</text:span><text:span text:style-name="StringTok">"/subscriptions/</text:span><text:span text:style-name="VariableTok">$SUB</text:span><text:span text:style-name="StringTok">/resourceGroups/</text:span><text:span text:style-name="VariableTok">$VNET_RG</text:span><text:span text:style-name="StringTok">/providers/Microsoft.Network/virtualNetworks/</text:span><text:span text:style-name="VariableTok">$VNET_NAME</text:span><text:span text:style-name="StringTok">"</text:span><text:line-break/><text:span text:style-name="VariableTok">SUBNET_ID</text:span><text:span text:style-name="OperatorTok">=</text:span><text:span text:style-name="StringTok">"</text:span><text:span text:style-name="VariableTok">${VNET_ID}</text:span><text:span text:style-name="StringTok">/subnets/</text:span><text:span text:style-name="VariableTok">${SUBNET_NAME}</text:span><text:span text:style-name="StringTok">"</text:span><text:line-break/><text:line-break/><text:span text:style-name="VariableTok">WORKSPACE_ID</text:span><text:span text:style-name="OperatorTok">=</text:span><text:span text:style-name="StringTok">"/subscriptions/127e0926-0bc1-4bfd-950b-183b3343d759/resourceGroups/DefaultResourceGroup-EUS/providers/Microsoft.OperationalInsights/workspaces/DefaultWorkspace-127e0926-0bc1-4bfd-950b-183b3343d759-EUS"</text:span><text:line-break/><text:span text:style-name="VariableTok">SIZE</text:span><text:span text:style-name="OperatorTok">=</text:span><text:span text:style-name="StringTok">"Standard_D2ps_v6"</text:span><text:line-break/><text:line-break/><text:span text:style-name="ExtensionTok">az</text:span><text:span text:style-name="NormalTok"> account set </text:span><text:span text:style-name="AttributeTok">--subscription</text:span><text:span text:style-name="NormalTok"> </text:span><text:span text:style-name="StringTok">"</text:span><text:span text:style-name="VariableTok">$SUB</text:span><text:span text:style-name="StringTok">"</text:span><text:line-break/><text:line-break/><text:span text:style-name="CommentTok"># UAMI</text:span><text:line-break/><text:span text:style-name="ExtensionTok">az</text:span><text:span text:style-name="NormalTok"> identity create </text:span><text:span text:style-name="AttributeTok">-g</text:span><text:span text:style-name="NormalTok"> </text:span><text:span text:style-name="StringTok">"</text:span><text:span text:style-name="VariableTok">$RG</text:span><text:span text:style-name="StringTok">"</text:span><text:span text:style-name="NormalTok"> </text:span><text:span text:style-name="AttributeTok">-n</text:span><text:span text:style-name="NormalTok"> </text:span><text:span text:style-name="StringTok">"aks_test_02-uami"</text:span><text:span text:style-name="NormalTok"> </text:span><text:span text:style-name="AttributeTok">-l</text:span><text:span text:style-name="NormalTok"> </text:span><text:span text:style-name="StringTok">"</text:span><text:span text:style-name="VariableTok">$REGION</text:span><text:span text:style-name="StringTok">"</text:span><text:line-break/><text:span text:style-name="VariableTok">UAI_ID</text:span><text:span text:style-name="OperatorTok">=</text:span><text:span text:style-name="VariableTok">$(</text:span><text:span text:style-name="ExtensionTok">az</text:span><text:span text:style-name="NormalTok"> identity show </text:span><text:span text:style-name="AttributeTok">-g</text:span><text:span text:style-name="NormalTok"> </text:span><text:span text:style-name="StringTok">"</text:span><text:span text:style-name="VariableTok">$RG</text:span><text:span text:style-name="StringTok">"</text:span><text:span text:style-name="NormalTok"> </text:span><text:span text:style-name="AttributeTok">-n</text:span><text:span text:style-name="NormalTok"> </text:span><text:span text:style-name="StringTok">"aks_test_02-uami"</text:span><text:span text:style-name="NormalTok"> </text:span><text:span text:style-name="AttributeTok">--query</text:span><text:span text:style-name="NormalTok"> id </text:span><text:span text:style-name="AttributeTok">-o</text:span><text:span text:style-name="NormalTok"> tsv</text:span><text:span text:style-name="VariableTok">)</text:span><text:line-break/><text:span text:style-name="VariableTok">UAI_PID</text:span><text:span text:style-name="OperatorTok">=</text:span><text:span text:style-name="VariableTok">$(</text:span><text:span text:style-name="ExtensionTok">az</text:span><text:span text:style-name="NormalTok"> identity show </text:span><text:span text:style-name="AttributeTok">-g</text:span><text:span text:style-name="NormalTok"> </text:span><text:span text:style-name="StringTok">"</text:span><text:span text:style-name="VariableTok">$RG</text:span><text:span text:style-name="StringTok">"</text:span><text:span text:style-name="NormalTok"> </text:span><text:span text:style-name="AttributeTok">-n</text:span><text:span text:style-name="NormalTok"> </text:span><text:span text:style-name="StringTok">"aks_test_02-uami"</text:span><text:span text:style-name="NormalTok"> </text:span><text:span text:style-name="AttributeTok">--query</text:span><text:span text:style-name="NormalTok"> principalId </text:span><text:span text:style-name="AttributeTok">-o</text:span><text:span text:style-name="NormalTok"> tsv</text:span><text:span text:style-name="VariableTok">)</text:span><text:line-break/><text:line-break/><text:span text:style-name="CommentTok"># Subnet perm for kubelet</text:span><text:line-break/><text:span text:style-name="ExtensionTok">az</text:span><text:span text:style-name="NormalTok"> role assignment create </text:span><text:span text:style-name="AttributeTok">--assignee-object-id</text:span><text:span text:style-name="NormalTok"> </text:span><text:span text:style-name="StringTok">"</text:span><text:span text:style-name="VariableTok">$UAI_PID</text:span><text:span text:style-name="StringTok">"</text:span><text:span text:style-name="NormalTok"> </text:span><text:span text:style-name="AttributeTok">--assignee-principal-type</text:span><text:span text:style-name="NormalTok"> ServicePrincipal </text:span><text:span text:style-name="DataTypeTok">\</text:span><text:line-break/><text:span text:style-name="NormalTok"> <text:s/></text:span><text:span text:style-name="AttributeTok">--role</text:span><text:span text:style-name="NormalTok"> </text:span><text:span text:style-name="StringTok">"Network Contributor"</text:span><text:span text:style-name="NormalTok"> </text:span><text:span text:style-name="AttributeTok">--scope</text:span><text:span text:style-name="NormalTok"> </text:span><text:span text:style-name="StringTok">"</text:span><text:span text:style-name="VariableTok">$SUBNET_ID</text:span><text:span text:style-name="StringTok">"</text:span><text:line-break/><text:line-break/><text:span text:style-name="CommentTok"># AKS create (with AAD + Azure RBAC)</text:span><text:line-break/><text:soft-page-break/><text:span text:style-name="ExtensionTok">az</text:span><text:span text:style-name="NormalTok"> aks create </text:span><text:span text:style-name="AttributeTok">-g</text:span><text:span text:style-name="NormalTok"> </text:span><text:span text:style-name="StringTok">"</text:span><text:span text:style-name="VariableTok">$RG</text:span><text:span text:style-name="StringTok">"</text:span><text:span text:style-name="NormalTok"> </text:span><text:span text:style-name="AttributeTok">-n</text:span><text:span text:style-name="NormalTok"> </text:span><text:span text:style-name="StringTok">"</text:span><text:span text:style-name="VariableTok">$AKS</text:span><text:span text:style-name="StringTok">"</text:span><text:span text:style-name="NormalTok"> </text:span><text:span text:style-name="AttributeTok">-l</text:span><text:span text:style-name="NormalTok"> </text:span><text:span text:style-name="StringTok">"</text:span><text:span text:style-name="VariableTok">$REGION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enable-managed-identity</text:span><text:span text:style-name="NormalTok"> </text:span><text:span text:style-name="DataTypeTok">\</text:span><text:line-break/><text:span text:style-name="NormalTok"> <text:s/></text:span><text:span text:style-name="AttributeTok">--assign-identity</text:span><text:span text:style-name="NormalTok"> </text:span><text:span text:style-name="StringTok">"</text:span><text:span text:style-name="VariableTok">$UAI_ID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assign-kubelet-identity</text:span><text:span text:style-name="NormalTok"> </text:span><text:span text:style-name="StringTok">"</text:span><text:span text:style-name="VariableTok">$UAI_ID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network-plugin</text:span><text:span text:style-name="NormalTok"> azure </text:span><text:span text:style-name="AttributeTok">--network-plugin-mode</text:span><text:span text:style-name="NormalTok"> overlay </text:span><text:span text:style-name="AttributeTok">--pod-cidr</text:span><text:span text:style-name="NormalTok"> 10.240.0.0/16 </text:span><text:span text:style-name="DataTypeTok">\</text:span><text:line-break/><text:span text:style-name="NormalTok"> <text:s/></text:span><text:span text:style-name="AttributeTok">--vnet-subnet-id</text:span><text:span text:style-name="NormalTok"> </text:span><text:span text:style-name="StringTok">"</text:span><text:span text:style-name="VariableTok">$SUBNET_ID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vm-set-type</text:span><text:span text:style-name="NormalTok"> VirtualMachines </text:span><text:span text:style-name="DataTypeTok">\</text:span><text:line-break/><text:span text:style-name="NormalTok"> <text:s/></text:span><text:span text:style-name="AttributeTok">--nodepool-name</text:span><text:span text:style-name="NormalTok"> systempool </text:span><text:span text:style-name="AttributeTok">--node-vm-size</text:span><text:span text:style-name="NormalTok"> </text:span><text:span text:style-name="StringTok">"</text:span><text:span text:style-name="VariableTok">$SIZE</text:span><text:span text:style-name="StringTok">"</text:span><text:span text:style-name="NormalTok"> </text:span><text:span text:style-name="AttributeTok">--node-count</text:span><text:span text:style-name="NormalTok"> 1 </text:span><text:span text:style-name="DataTypeTok">\</text:span><text:line-break/><text:span text:style-name="NormalTok"> <text:s/></text:span><text:span text:style-name="AttributeTok">--enable-addons</text:span><text:span text:style-name="NormalTok"> monitoring </text:span><text:span text:style-name="AttributeTok">--workspace-resource-id</text:span><text:span text:style-name="NormalTok"> </text:span><text:span text:style-name="StringTok">"</text:span><text:span text:style-name="VariableTok">$WORKSPACE_ID</text:span><text:span text:style-name="StringTok">"</text:span><text:span text:style-name="NormalTok"> </text:span><text:span text:style-name="DataTypeTok">\</text:span><text:line-break/><text:span text:style-name="NormalTok"> <text:s/></text:span><text:span text:style-name="AttributeTok">--auto-upgrade-channel</text:span><text:span text:style-name="NormalTok"> none </text:span><text:span text:style-name="AttributeTok">--node-os-upgrade-channel</text:span><text:span text:style-name="NormalTok"> NodeImage </text:span><text:span text:style-name="DataTypeTok">\</text:span><text:line-break/><text:span text:style-name="NormalTok"> <text:s/></text:span><text:span text:style-name="AttributeTok">--enable-aad</text:span><text:span text:style-name="NormalTok"> </text:span><text:span text:style-name="AttributeTok">--enable-azure-rbac</text:span><text:span text:style-name="NormalTok"> </text:span><text:span text:style-name="AttributeTok">--disable-local-accounts</text:span><text:span text:style-name="NormalTok"> </text:span><text:span text:style-name="DataTypeTok">\</text:span><text:line-break/><text:span text:style-name="NormalTok"> <text:s/></text:span><text:span text:style-name="AttributeTok">--generate-ssh-keys</text:span><text:line-break/><text:line-break/><text:span text:style-name="CommentTok"># Optional: add user pool</text:span><text:line-break/><text:span text:style-name="ExtensionTok">az</text:span><text:span text:style-name="NormalTok"> aks nodepool add </text:span><text:span text:style-name="AttributeTok">-g</text:span><text:span text:style-name="NormalTok"> </text:span><text:span text:style-name="StringTok">"</text:span><text:span text:style-name="VariableTok">$RG</text:span><text:span text:style-name="StringTok">"</text:span><text:span text:style-name="NormalTok"> </text:span><text:span text:style-name="AttributeTok">--cluster-name</text:span><text:span text:style-name="NormalTok"> </text:span><text:span text:style-name="StringTok">"</text:span><text:span text:style-name="VariableTok">$AKS</text:span><text:span text:style-name="StringTok">"</text:span><text:span text:style-name="NormalTok"> </text:span><text:span text:style-name="AttributeTok">-n</text:span><text:span text:style-name="NormalTok"> userpool </text:span><text:span text:style-name="AttributeTok">--mode</text:span><text:span text:style-name="NormalTok"> User </text:span><text:span text:style-name="DataTypeTok">\</text:span><text:line-break/><text:span text:style-name="NormalTok"> <text:s/></text:span><text:span text:style-name="AttributeTok">--node-vm-size</text:span><text:span text:style-name="NormalTok"> </text:span><text:span text:style-name="StringTok">"</text:span><text:span text:style-name="VariableTok">$SIZE</text:span><text:span text:style-name="StringTok">"</text:span><text:span text:style-name="NormalTok"> </text:span><text:span text:style-name="AttributeTok">--node-count</text:span><text:span text:style-name="NormalTok"> 1</text:span><text:line-break/><text:line-break/><text:span text:style-name="CommentTok"># Jump server setup (Ubuntu): kubectl + snap kubelogin</text:span><text:line-break/><text:span text:style-name="FunctionTok">sudo</text:span><text:span text:style-name="NormalTok"> apt-get update </text:span><text:span text:style-name="KeywordTok">&amp;&amp;</text:span><text:span text:style-name="NormalTok"> </text:span><text:span text:style-name="FunctionTok">sudo</text:span><text:span text:style-name="NormalTok"> apt-get install </text:span><text:span text:style-name="AttributeTok">-y</text:span><text:span text:style-name="NormalTok"> apt-transport-https ca-certificates curl gnupg</text:span><text:line-break/><text:span text:style-name="FunctionTok">sudo</text:span><text:span text:style-name="NormalTok"> curl </text:span><text:span text:style-name="AttributeTok">-fsSLo</text:span><text:span text:style-name="NormalTok"> /usr/share/keyrings/kubernetes-archive-keyring.gpg https://packages.cloud.google.com/apt/doc/apt-key.gpg</text:span><text:line-break/><text:span text:style-name="BuiltInTok">echo</text:span><text:span text:style-name="NormalTok"> </text:span><text:span text:style-name="StringTok">"deb [signed-by=/usr/share/keyrings/kubernetes-archive-keyring.gpg] https://apt.kubernetes.io/ kubernetes-xenial main"</text:span><text:span text:style-name="NormalTok"> </text:span><text:span text:style-name="KeywordTok">|</text:span><text:span text:style-name="NormalTok"> </text:span><text:span text:style-name="FunctionTok">sudo</text:span><text:span text:style-name="NormalTok"> tee /etc/apt/sources.list.d/kubernetes.list</text:span><text:line-break/><text:span text:style-name="FunctionTok">sudo</text:span><text:span text:style-name="NormalTok"> apt-get update </text:span><text:span text:style-name="KeywordTok">&amp;&amp;</text:span><text:span text:style-name="NormalTok"> </text:span><text:span text:style-name="FunctionTok">sudo</text:span><text:span text:style-name="NormalTok"> apt-get install </text:span><text:span text:style-name="AttributeTok">-y</text:span><text:span text:style-name="NormalTok"> kubectl</text:span><text:line-break/><text:span text:style-name="FunctionTok">sudo</text:span><text:span text:style-name="NormalTok"> snap install kubelogin</text:span><text:line-break/><text:line-break/><text:span text:style-name="CommentTok"># Get kubeconfig and convert to MSI auth</text:span><text:line-break/><text:span text:style-name="ExtensionTok">az</text:span><text:span text:style-name="NormalTok"> aks get-credentials </text:span><text:span text:style-name="AttributeTok">-g</text:span><text:span text:style-name="NormalTok"> </text:span><text:span text:style-name="StringTok">"</text:span><text:span text:style-name="VariableTok">$RG</text:span><text:span text:style-name="StringTok">"</text:span><text:span text:style-name="NormalTok"> </text:span><text:span text:style-name="AttributeTok">-n</text:span><text:span text:style-name="NormalTok"> </text:span><text:span text:style-name="StringTok">"</text:span><text:span text:style-name="VariableTok">$AKS</text:span><text:span text:style-name="StringTok">"</text:span><text:span text:style-name="NormalTok"> </text:span><text:span text:style-name="AttributeTok">--overwrite-existing</text:span><text:line-break/><text:span text:style-name="FunctionTok">chmod</text:span><text:span text:style-name="NormalTok"> 600 ~/.kube/config</text:span><text:line-break/><text:span text:style-name="ExtensionTok">kubelogin</text:span><text:span text:style-name="NormalTok"> convert-kubeconfig </text:span><text:span text:style-name="AttributeTok">-l</text:span><text:span text:style-name="NormalTok"> msi </text:span><text:span text:style-name="AttributeTok">--kubeconfig</text:span><text:span text:style-name="NormalTok"> ~/.kube/config</text:span><text:line-break/><text:span text:style-name="FunctionTok">sed</text:span><text:span text:style-name="NormalTok"> </text:span><text:span text:style-name="AttributeTok">-i</text:span><text:span text:style-name="NormalTok"> </text:span><text:span text:style-name="StringTok">'s|command: .*kubelogin|command: /snap/bin/kubelogin|'</text:span><text:span text:style-name="NormalTok"> ~/.kube/config</text:span><text:line-break/><text:span text:style-name="FunctionTok">awk</text:span><text:span text:style-name="NormalTok"> </text:span><text:span text:style-name="StringTok">'/exec:/{in=1} in&amp;&amp;/apiVersion:/{print;print " <text:s text:c="5"/>env:\n <text:s text:c="5"/>- name: PATH\n <text:s text:c="7"/>value: /usr/bin:/usr/local/bin:/bin:/snap/bin";next} {print}'</text:span><text:span text:style-name="NormalTok"> </text:span><text:span text:style-name="DataTypeTok">\</text:span><text:line-break/><text:span text:style-name="NormalTok"> <text:s/>~/.kube/config </text:span><text:span text:style-name="OperatorTok">&gt;</text:span><text:span text:style-name="NormalTok"> ~/.kube/config.new </text:span><text:span text:style-name="KeywordTok">&amp;&amp;</text:span><text:span text:style-name="NormalTok"> </text:span><text:span text:style-name="FunctionTok">mv</text:span><text:span text:style-name="NormalTok"> ~/.kube/config.new ~/.kube/config</text:span><text:line-break/><text:line-break/><text:span text:style-name="CommentTok"># Grant roles to the jump VM MSI (objectId below is example)</text:span><text:line-break/><text:span text:style-name="VariableTok">AKS_ID</text:span><text:span text:style-name="OperatorTok">=</text:span><text:span text:style-name="VariableTok">$(</text:span><text:span text:style-name="ExtensionTok">az</text:span><text:span text:style-name="NormalTok"> aks show </text:span><text:span text:style-name="AttributeTok">-g</text:span><text:span text:style-name="NormalTok"> </text:span><text:span text:style-name="StringTok">"</text:span><text:span text:style-name="VariableTok">$RG</text:span><text:span text:style-name="StringTok">"</text:span><text:span text:style-name="NormalTok"> </text:span><text:span text:style-name="AttributeTok">-n</text:span><text:span text:style-name="NormalTok"> </text:span><text:span text:style-name="StringTok">"</text:span><text:span text:style-name="VariableTok">$AKS</text:span><text:span text:style-name="StringTok">"</text:span><text:span text:style-name="NormalTok"> </text:span><text:span text:style-name="AttributeTok">--query</text:span><text:span text:style-name="NormalTok"> id </text:span><text:span text:style-name="AttributeTok">-o</text:span><text:span text:style-name="NormalTok"> tsv</text:span><text:span text:style-name="VariableTok">)</text:span><text:line-break/><text:span text:style-name="VariableTok">OBJ</text:span><text:span text:style-name="OperatorTok">=</text:span><text:span text:style-name="StringTok">"822b874a-861a-4d53-a939-e728c3fe0580"</text:span><text:line-break/><text:span text:style-name="ExtensionTok">az</text:span><text:span text:style-name="NormalTok"> role assignment create </text:span><text:span text:style-name="AttributeTok">--assignee</text:span><text:span text:style-name="NormalTok"> </text:span><text:span text:style-name="StringTok">"</text:span><text:span text:style-name="VariableTok">$OBJ</text:span><text:span text:style-name="StringTok">"</text:span><text:span text:style-name="NormalTok"> </text:span><text:span text:style-name="AttributeTok">--role</text:span><text:span text:style-name="NormalTok"> </text:span><text:span text:style-name="StringTok">"Azure Kubernetes Service Cluster User Role"</text:span><text:span text:style-name="NormalTok"> </text:span><text:span text:style-name="AttributeTok">--scope</text:span><text:span text:style-name="NormalTok"> </text:span><text:span text:style-name="StringTok">"</text:span><text:span text:style-name="VariableTok">$AKS_ID</text:span><text:span text:style-name="StringTok">"</text:span><text:line-break/><text:soft-page-break/><text:span text:style-name="ExtensionTok">az</text:span><text:span text:style-name="NormalTok"> role assignment create </text:span><text:span text:style-name="AttributeTok">--assignee</text:span><text:span text:style-name="NormalTok"> </text:span><text:span text:style-name="StringTok">"</text:span><text:span text:style-name="VariableTok">$OBJ</text:span><text:span text:style-name="StringTok">"</text:span><text:span text:style-name="NormalTok"> </text:span><text:span text:style-name="AttributeTok">--role</text:span><text:span text:style-name="NormalTok"> </text:span><text:span text:style-name="StringTok">"Azure Kubernetes Service RBAC Reader"</text:span><text:span text:style-name="NormalTok"> </text:span><text:span text:style-name="AttributeTok">--scope</text:span><text:span text:style-name="NormalTok"> </text:span><text:span text:style-name="StringTok">"</text:span><text:span text:style-name="VariableTok">$AKS_ID</text:span><text:span text:style-name="StringTok">"</text:span><text:line-break/><text:line-break/><text:span text:style-name="CommentTok"># Test</text:span><text:line-break/><text:span text:style-name="ExtensionTok">az</text:span><text:span text:style-name="NormalTok"> login </text:span><text:span text:style-name="AttributeTok">--identity</text:span><text:line-break/><text:span text:style-name="ExtensionTok">az</text:span><text:span text:style-name="NormalTok"> account set </text:span><text:span text:style-name="AttributeTok">--subscription</text:span><text:span text:style-name="NormalTok"> </text:span><text:span text:style-name="StringTok">"</text:span><text:span text:style-name="VariableTok">$SUB</text:span><text:span text:style-name="StringTok">"</text:span><text:line-break/><text:span text:style-name="ExtensionTok">kubectl</text:span><text:span text:style-name="NormalTok"> auth can-i list nodes</text:span><text:line-break/><text:span text:style-name="ExtensionTok">kubectl</text:span><text:span text:style-name="NormalTok"> get nodes</text:span><text:line-break/><text:span text:style-name="ExtensionTok">kubectl</text:span><text:span text:style-name="NormalTok"> get pods </text:span><text:span text:style-name="AttributeTok">-A</text:span></text:p>
      <text:p text:style-name="Standard"><draw:rect text:anchor-type="as-char" style:rel-width="100%" draw:z-index="9" draw:style-name="gr1" draw:text-style-name="P7" svg:width="6.5004in" svg:height="0.0213in"><text:p/></draw:rect><text:bookmark-end text:name="full-end-to-end-script-most-common-path"/></text:p>
      <text:h text:style-name="Heading_20_2" text:outline-level="2"><text:bookmark-start text:name="notes"/>10) Notes</text:h>
      <text:list text:continue-list="list172509194664267" text:style-name="WWNum1006">
        <text:list-item>
          <text:p text:style-name="P12">Keep <text:span text:style-name="T1">region name</text:span> as <text:span text:style-name="Verbatim_20_Char">mexicocentral</text:span> (no space) for CLI.</text:p>
        </text:list-item>
        <text:list-item>
          <text:p text:style-name="P12">Leave <text:span text:style-name="Verbatim_20_Char">--network-policy</text:span> <text:span text:style-name="T1">unset</text:span> to keep it as <text:span text:style-name="T1">none</text:span>.</text:p>
        </text:list-item>
        <text:list-item>
          <text:p text:style-name="P12"><text:span text:style-name="T1">Single UAMI</text:span> is used for both <text:span text:style-name="T1">control plane</text:span> and <text:span text:style-name="T1">kubelet</text:span> via <text:span text:style-name="Verbatim_20_Char">--assign-identity</text:span> and <text:span text:style-name="Verbatim_20_Char">--assign-kubelet-identity</text:span>.</text:p>
        </text:list-item>
        <text:list-item>
          <text:p text:style-name="P12">For <text:span text:style-name="T1">User-Assigned MI</text:span> on the jump box, add <text:span text:style-name="Verbatim_20_Char">--client-id &lt;UAMI_CLIENT_ID&gt;</text:span> after <text:span text:style-name="Verbatim_20_Char">--login msi</text:span> in the kubeconfig exec args.</text:p>
        </text:list-item>
      </text:list>
      <text:p text:style-name="Standard"><draw:rect text:anchor-type="as-char" style:rel-width="100%" draw:z-index="10" draw:style-name="gr1" draw:text-style-name="P7" svg:width="6.5004in" svg:height="0.0213in"><text:p/></draw:rect></text:p>
      <text:p text:style-name="First_20_Paragraph"><text:span text:style-name="T1">Done.</text:span> This repo-style guide captures everything we used: networking, identities, cluster create, jump server tooling, RBAC model, assignments, verification, and troubleshooting.<text:bookmark-end text:name="X815dccd057ae584aab03b33f3408706877a0fbd"/><text:bookmark-end text:name="note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loext:linked-style-name="Title_20_Char" style:class="chapter">
      <style:paragraph-properties fo:margin-top="0in" fo:margin-bottom="0.0555in" style:contextual-spacing="true" fo:line-height="100%" fo:text-align="center" style:justify-single-word="false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Title" style:next-style-name="Text_20_body" loext:linked-style-name="Subtitle_20_Char" style:class="chapter">
      <style:text-properties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Text_20_body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Text_20_body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Text_20_body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Text_20_body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Text_20_body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Footnote_20_Block_20_Text" style:display-name="Footnote Block Text" style:family="paragraph" style:parent-style-name="Footnote" style:next-style-name="Footnote">
      <style:paragraph-properties fo:margin-left="0.3335in" fo:margin-right="0.3335in" fo:margin-top="0.0693in" fo:margin-bottom="0.0693in" style:contextual-spacing="false" fo:text-indent="0in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.0555in" style:contextual-spacing="false" fo:line-height="108%"/>
      <style:text-properties fo:color="#365f91" loext:opacity="100%" style:font-name="Aptos Display" fo:font-family="'Aptos Display'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2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3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4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5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6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8T22:23:38</meta:creation-date>
    <dc:date>2025-09-28T17:25:07.550334158</dc:date>
    <meta:generator>LibreOffice/25.2.6.2$Linux_X86_64 LibreOffice_project/520$Build-2</meta:generator>
    <meta:editing-duration>PT7M26S</meta:editing-duration>
    <meta:editing-cycles>1</meta:editing-cycles>
    <meta:document-statistic meta:table-count="0" meta:image-count="0" meta:object-count="0" meta:page-count="10" meta:paragraph-count="86" meta:word-count="1831" meta:character-count="13814" meta:non-whitespace-character-count="11953"/>
    <meta:user-defined meta:name="AppVersion">12.0000</meta:user-defined>
    <meta:template xlink:type="simple" xlink:actuate="onRequest" xlink:title="Normal.dotm" xlink:href=""/>
  </office:meta>
</office:document-meta>
</file>